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textConfiguration.employe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faultConfigClassesBaseTests.verifyEmployeeSetFromBaseContextConfi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